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3.8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плата коммутации высокого напряжения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лок питания VFT150PS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лок питания VFT150PS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лок питания VFT150PS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лок питания ECM40US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лок питания ECM40US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лок питания ECL25US48-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маршрутизатор D-Link DES-100P/A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плата коммутации низкого напряжения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бортовой микропроцессорный блок управления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драйвер двигателя ELECTROPRIVOD</text:p>
          </table:table-cell>
        </table:table-row>
        <table:table-row table:style-name="ro1">
          <table:table-cell office:value-type="string">
            <text:p>12,13,14,15</text:p>
          </table:table-cell>
          <table:table-cell office:value-type="string">
            <text:p>драйвер двигателя ESCON 50/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контроллер клапанов и двигателей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абсолютный энкодер</text:p>
          </table:table-cell>
        </table:table-row>
        <table:table-row table:style-name="ro1">
          <table:table-cell office:value-type="string">
            <text:p>18, 20, 21</text:p>
          </table:table-cell>
          <table:table-cell office:value-type="string">
            <text:p>инкрементальный энкодер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двигатель поворота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двигатель MAXON EC45flat 33928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двигатель MAXON Re40 1488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двигатель MAXON Re40 1488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двигатель MAXON Amax26 110212</text:p>
          </table:table-cell>
        </table:table-row>
        <table:table-row table:style-name="ro1">
          <table:table-cell office:value-type="string">
            <text:p>27, 28, 29, 30</text:p>
          </table:table-cell>
          <table:table-cell office:value-type="string">
            <text:p>индуктивный датчик</text:p>
          </table:table-cell>
        </table:table-row>
        <table:table-row table:style-name="ro1">
          <table:table-cell office:value-type="string">
            <text:p>31,...,88</text:p>
          </table:table-cell>
          <table:table-cell office:value-type="string">
            <text:p>исполнительные элементы и датчики пневматической системы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IP камера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Bashkirov</meta:initial-creator>
    <meta:creation-date>2012-12-18T22:29:23</meta:creation-date>
    <dc:date>2012-12-18T22:47:10</dc:date>
    <dc:creator>Sergey Bashkirov</dc:creator>
    <meta:editing-duration>PT16M46S</meta:editing-duration>
    <meta:editing-cycles>3</meta:editing-cycles>
    <meta:generator>LibreOffice/3.5$Linux_x86 LibreOffice_project/350m1$Build-2</meta:generator>
    <meta:document-statistic meta:table-count="3" meta:cell-count="46" meta:object-count="0"/>
  </office:meta>
</office:document-meta>
</file>